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shift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no_ope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rollover_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ost_f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undefined_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a_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b_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c_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d_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e_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f_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g_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h_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i_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j_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k_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l_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_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n_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o_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p_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q_Q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r_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s_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t_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u_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v_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w_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x_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y_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z_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_1_exc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_2_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@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_3_number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_4_doll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_5_perc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_6_asciicircu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^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_7_ampersa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_8_asteris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_9_parenlef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_0_parenrig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_re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e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back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t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space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minus_undersc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equal_plu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bracketleft_braceleft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{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bracketright_braceright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backslash_bar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iso_numbersign_tild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semicolon_colo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: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apostrophe_quotedbl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rave_asciitild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comma_les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&lt;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period_greate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slash_question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caps_l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F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F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F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F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F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F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F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F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F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F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F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F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print_scre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scroll_l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pa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in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h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page_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_dele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page_d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right_ar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left_ar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down_ar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up_arrow</text:p>
          </table:table-cell>
          <table:table-cell table:number-columns-repeated="3"/>
        </table:table-row>
        <table:table-row table:style-name="ro1" table:number-rows-repeated="12">
          <table:table-cell table:number-columns-repeated="4"/>
          <table:table-cell table:style-name="ce2"/>
        </table:table-row>
        <table:table-row table:style-name="ro1">
          <table:table-cell table:number-columns-repeated="4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 style:data-style-name="N2" text:time-value="16:12:18.0808386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4:41:05.978262941</meta:creation-date>
    <dc:date>2024-05-20T12:39:32.496070940</dc:date>
    <meta:editing-duration>PT20H27M50S</meta:editing-duration>
    <meta:editing-cycles>15</meta:editing-cycles>
    <meta:generator>LibreOffice/7.5.6.2$Linux_X86_64 LibreOffice_project/50$Build-2</meta:generator>
    <meta:document-statistic meta:table-count="1" meta:cell-count="266" meta:object-count="0"/>
  </office:meta>
</office:document-meta>
</file>